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s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Initial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CGTX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TLX</text:p>
          </table:table-cell>
          <table:table-cell office:value-type="float" office:value="654321" calcext:value-type="float">
            <text:p>6543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V </text:p>
          </table:table-cell>
          <table:table-cell office:value-type="float" office:value="246810" calcext:value-type="float">
            <text:p>2468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246810" calcext:value-type="float">
            <text:p>2468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</table:table-row>
      </table:table>
      <table:table table:name="Locos" table:style-name="ta1">
        <table:table-column table:style-name="co1" table:default-cell-style-name="Default"/>
        <table:table-row table:style-name="ro1">
          <table:table-cell/>
        </table:table-row>
      </table:table>
      <table:table table:name="Trains" table:style-name="ta1">
        <table:table-column table:style-name="co1" table:default-cell-style-name="Default"/>
        <table:table-row table:style-name="ro1">
          <table:table-cell/>
        </table:table-row>
      </table:table>
      <table:table table:name="Industr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Stations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interchangedrailway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interchange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table:style-name="ce2"/>
          <table:table-cell/>
          <table:table-cell office:value-type="string" calcext:value-type="string">
            <text:p>Fakerton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00" calcext:value-type="float">
            <text:p>12900</text:p>
          </table:table-cell>
          <table:table-cell table:style-name="ce2"/>
          <table:table-cell/>
          <table:table-cell office:value-type="string" calcext:value-type="string">
            <text:p>HULLABALOO,NB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23" calcext:value-type="float">
            <text:p>14523</text:p>
          </table:table-cell>
          <table:table-cell table:style-name="ce2"/>
          <table:table-cell/>
          <table:table-cell office:value-type="string" calcext:value-type="string">
            <text:p>MONCTON, NB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90" calcext:value-type="float">
            <text:p>1479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BAR</text:p>
          </table:table-cell>
          <table:table-cell office:value-type="string" calcext:value-type="string">
            <text:p>ST. JOHN, NB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table:style-name="ce2"/>
          <table:table-cell/>
          <table:table-cell office:value-type="string" calcext:value-type="string">
            <text:p>BAGDAD,NB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20" calcext:value-type="float">
            <text:p>32520</text:p>
          </table:table-cell>
          <table:table-cell table:style-name="ce2"/>
          <table:table-cell/>
          <table:table-cell office:value-type="string" calcext:value-type="string">
            <text:p>SHAWINIGAN, QC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38" calcext:value-type="float">
            <text:p>33338</text:p>
          </table:table-cell>
          <table:table-cell table:style-name="ce2"/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100" calcext:value-type="float">
            <text:p>35100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RUT</text:p>
          </table:table-cell>
          <table:table-cell office:value-type="string" calcext:value-type="string">
            <text:p>ALBURGH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10" calcext:value-type="float">
            <text:p>3511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AJ</text:p>
          </table:table-cell>
          <table:table-cell office:value-type="string" calcext:value-type="string">
            <text:p>ROUSES POINT, N.Y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30" calcext:value-type="float">
            <text:p>3513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WANTON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40" calcext:value-type="float">
            <text:p>35140</text:p>
          </table:table-cell>
          <table:table-cell office:value-type="string" calcext:value-type="string">
            <text:p>P</text:p>
          </table:table-cell>
          <table:table-cell table:style-name="ce1" office:value-type="string" calcext:value-type="string">
            <text:p>CP</text:p>
          </table:table-cell>
          <table:table-cell office:value-type="string" calcext:value-type="string">
            <text:p>RICHFORD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50" calcext:value-type="float">
            <text:p>35150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SJLC</text:p>
          </table:table-cell>
          <table:table-cell office:value-type="string" calcext:value-type="string">
            <text:p>Sheldon Jct.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60" calcext:value-type="float">
            <text:p>3516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URLINGTON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35180" calcext:value-type="float">
            <text:p>3518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HITE RIVER JCT.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90" calcext:value-type="float">
            <text:p>3519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INDSOR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00" calcext:value-type="float">
            <text:p>3520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TLEBORO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10" calcext:value-type="float">
            <text:p>3521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OUTH VERNON, Vt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20" calcext:value-type="float">
            <text:p>3522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illers Falls, Mass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30" calcext:value-type="float">
            <text:p>3523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M</text:p>
          </table:table-cell>
          <table:table-cell office:value-type="string" calcext:value-type="string">
            <text:p>BELCHERTON, Mass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40" calcext:value-type="float">
            <text:p>3524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A</text:p>
          </table:table-cell>
          <table:table-cell office:value-type="string" calcext:value-type="string">
            <text:p>PALMER, Mass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50" calcext:value-type="float">
            <text:p>3525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WILLIMANTIC, Conn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60" calcext:value-type="float">
            <text:p>352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RWICH, Conn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70" calcext:value-type="float">
            <text:p>3527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H</text:p>
          </table:table-cell>
          <table:table-cell office:value-type="string" calcext:value-type="string">
            <text:p>New London, Conn.</text:p>
          </table:table-cell>
          <table:table-cell office:value-type="string" calcext:value-type="string">
            <text:p>CV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975" calcext:value-type="float">
            <text:p>41975</text:p>
          </table:table-cell>
          <table:table-cell table:style-name="ce2"/>
          <table:table-cell/>
          <table:table-cell office:value-type="string" calcext:value-type="string">
            <text:p>TORONTO, ON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35" calcext:value-type="float">
            <text:p>43335</text:p>
          </table:table-cell>
          <table:table-cell table:style-name="ce2"/>
          <table:table-cell/>
          <table:table-cell office:value-type="string" calcext:value-type="string">
            <text:p>MOSCOW, ON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70" calcext:value-type="float">
            <text:p>46170</text:p>
          </table:table-cell>
          <table:table-cell table:style-name="ce2"/>
          <table:table-cell/>
          <table:table-cell office:value-type="string" calcext:value-type="string">
            <text:p>GUELPH, ON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190" calcext:value-type="float">
            <text:p>46190</text:p>
          </table:table-cell>
          <table:table-cell table:style-name="ce2"/>
          <table:table-cell/>
          <table:table-cell office:value-type="string" calcext:value-type="string">
            <text:p>KITCHENER, ON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930" calcext:value-type="float">
            <text:p>87930</text:p>
          </table:table-cell>
          <table:table-cell table:style-name="ce2"/>
          <table:table-cell/>
          <table:table-cell office:value-type="string" calcext:value-type="string">
            <text:p>EDMONTON, AB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94" calcext:value-type="float">
            <text:p>88994</text:p>
          </table:table-cell>
          <table:table-cell table:style-name="ce2"/>
          <table:table-cell/>
          <table:table-cell office:value-type="string" calcext:value-type="string">
            <text:p>JASPER, AB</text:p>
          </table:table-cell>
          <table:table-cell office:value-type="string" calcext:value-type="string">
            <text:p>CN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390" calcext:value-type="float">
            <text:p>9339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GN</text:p>
          </table:table-cell>
          <table:table-cell office:value-type="string" calcext:value-type="string">
            <text:p>VANCOUVER, BC</text:p>
          </table:table-cell>
          <table:table-cell office:value-type="string" calcext:value-type="string">
            <text:p>CNR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0:24:25.093765900</meta:creation-date>
    <meta:generator>LibreOffice/25.2.7.2$Windows_X86_64 LibreOffice_project/5cbfd1ab6520636bb5f7b99185aa69bd7456825d</meta:generator>
    <dc:date>2026-02-05T21:05:22.673755500</dc:date>
    <meta:editing-duration>PT40M58S</meta:editing-duration>
    <meta:editing-cycles>2</meta:editing-cycles>
    <meta:document-statistic meta:table-count="5" meta:cell-count="204" meta:object-count="0"/>
    <meta:user-defined meta:name="date">YYYY-02-DDT20:26:22.741</meta:user-defined>
  </office:meta>
</office:document-meta>
</file>